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8.85621262" calcext:value-type="float">
            <text:p>38,85621262</text:p>
          </table:table-cell>
          <table:table-cell office:value-type="float" office:value="4.943665876E-026" calcext:value-type="float">
            <text:p>4,94E-026</text:p>
          </table:table-cell>
          <table:table-cell office:value-type="float" office:value="3.136769772" calcext:value-type="float">
            <text:p>3,136769772</text:p>
          </table:table-cell>
          <table:table-cell table:style-name="ce2" table:formula="of:=([.E3]-[.E2])/[.E2]" office:value-type="float" office:value="0.0163339533312078" calcext:value-type="float">
            <text:p>0,01633395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53" calcext:value-type="float">
            <text:p>16653</text:p>
          </table:table-cell>
          <table:table-cell office:value-type="float" office:value="42.31665802" calcext:value-type="float">
            <text:p>42,31665802</text:p>
          </table:table-cell>
          <table:table-cell office:value-type="float" office:value="4.263809742E-020" calcext:value-type="float">
            <text:p>4,26E-020</text:p>
          </table:table-cell>
          <table:table-cell office:value-type="float" office:value="2.543040514" calcext:value-type="float">
            <text:p>2,5430405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53" calcext:value-type="float">
            <text:p>16653</text:p>
          </table:table-cell>
          <table:table-cell office:value-type="float" office:value="57.51813507" calcext:value-type="float">
            <text:p>57,51813507</text:p>
          </table:table-cell>
          <table:table-cell office:value-type="float" office:value="4.10553164E-020" calcext:value-type="float">
            <text:p>4,11E-020</text:p>
          </table:table-cell>
          <table:table-cell office:value-type="float" office:value="2.552630663" calcext:value-type="float">
            <text:p>2,552630663</text:p>
          </table:table-cell>
          <table:table-cell table:formula="of:=([.E5]-[.E4])/[.E4]" office:value-type="float" office:value="0.00377113496509543" calcext:value-type="float">
            <text:p>0,0037711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736" calcext:value-type="float">
            <text:p>16736</text:p>
          </table:table-cell>
          <table:table-cell office:value-type="float" office:value="54.31243896" calcext:value-type="float">
            <text:p>54,31243896</text:p>
          </table:table-cell>
          <table:table-cell office:value-type="float" office:value="3.420603922E-017" calcext:value-type="float">
            <text:p>3,42E-017</text:p>
          </table:table-cell>
          <table:table-cell office:value-type="float" office:value="2.12105751" calcext:value-type="float">
            <text:p>2,1210575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736" calcext:value-type="float">
            <text:p>16736</text:p>
          </table:table-cell>
          <table:table-cell office:value-type="float" office:value="51.42679977" calcext:value-type="float">
            <text:p>51,42679977</text:p>
          </table:table-cell>
          <table:table-cell office:value-type="float" office:value="3.330945815E-017" calcext:value-type="float">
            <text:p>3,33E-017</text:p>
          </table:table-cell>
          <table:table-cell office:value-type="float" office:value="2.123681307" calcext:value-type="float">
            <text:p>2,123681307</text:p>
          </table:table-cell>
          <table:table-cell table:style-name="ce3" table:formula="of:=([.E7]-[.E6])/[.E6]" office:value-type="float" office:value="0.00123702303574034" calcext:value-type="float">
            <text:p>0,0012370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776" calcext:value-type="float">
            <text:p>16776</text:p>
          </table:table-cell>
          <table:table-cell office:value-type="float" office:value="51.71175385" calcext:value-type="float">
            <text:p>51,71175385</text:p>
          </table:table-cell>
          <table:table-cell office:value-type="float" office:value="1.286098193E-015" calcext:value-type="float">
            <text:p>1,29E-015</text:p>
          </table:table-cell>
          <table:table-cell office:value-type="float" office:value="1.839696407" calcext:value-type="float">
            <text:p>1,83969640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776" calcext:value-type="float">
            <text:p>16776</text:p>
          </table:table-cell>
          <table:table-cell office:value-type="float" office:value="53.35218811" calcext:value-type="float">
            <text:p>53,35218811</text:p>
          </table:table-cell>
          <table:table-cell office:value-type="float" office:value="1.159776252E-015" calcext:value-type="float">
            <text:p>1,16E-015</text:p>
          </table:table-cell>
          <table:table-cell office:value-type="float" office:value="1.841578126" calcext:value-type="float">
            <text:p>1,841578126</text:p>
          </table:table-cell>
          <table:table-cell table:style-name="ce3" table:formula="of:=([.E9]-[.E8])/[.E8]" office:value-type="float" office:value="0.00102284213462619" calcext:value-type="float">
            <text:p>0,0010228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793" calcext:value-type="float">
            <text:p>16793</text:p>
          </table:table-cell>
          <table:table-cell office:value-type="float" office:value="53.39189529" calcext:value-type="float">
            <text:p>53,39189529</text:p>
          </table:table-cell>
          <table:table-cell office:value-type="float" office:value="0.0000000000001515810318" calcext:value-type="float">
            <text:p>1,52E-013</text:p>
          </table:table-cell>
          <table:table-cell office:value-type="float" office:value="1.637414455" calcext:value-type="float">
            <text:p>1,63741445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793" calcext:value-type="float">
            <text:p>16793</text:p>
          </table:table-cell>
          <table:table-cell office:value-type="float" office:value="52.42864609" calcext:value-type="float">
            <text:p>52,42864609</text:p>
          </table:table-cell>
          <table:table-cell office:value-type="float" office:value="0.0000000000001532681046" calcext:value-type="float">
            <text:p>1,53E-013</text:p>
          </table:table-cell>
          <table:table-cell office:value-type="float" office:value="1.638399482" calcext:value-type="float">
            <text:p>1,638399482</text:p>
          </table:table-cell>
          <table:table-cell table:style-name="ce3" table:formula="of:=([.E11]-[.E10])/[.E10]" office:value-type="float" office:value="0.000601574633100468" calcext:value-type="float">
            <text:p>0,00060157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810" calcext:value-type="float">
            <text:p>16810</text:p>
          </table:table-cell>
          <table:table-cell office:value-type="float" office:value="52.49171448" calcext:value-type="float">
            <text:p>52,49171448</text:p>
          </table:table-cell>
          <table:table-cell office:value-type="float" office:value="0.000000000001561833453" calcext:value-type="float">
            <text:p>1,56E-012</text:p>
          </table:table-cell>
          <table:table-cell office:value-type="float" office:value="1.483161688" calcext:value-type="float">
            <text:p>1,48316168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810" calcext:value-type="float">
            <text:p>16810</text:p>
          </table:table-cell>
          <table:table-cell office:value-type="float" office:value="53.29516983" calcext:value-type="float">
            <text:p>53,29516983</text:p>
          </table:table-cell>
          <table:table-cell office:value-type="float" office:value="0.000000000001499755073" calcext:value-type="float">
            <text:p>1,50E-012</text:p>
          </table:table-cell>
          <table:table-cell office:value-type="float" office:value="1.483981609" calcext:value-type="float">
            <text:p>1,483981609</text:p>
          </table:table-cell>
          <table:table-cell table:formula="of:=([.E13]-[.E12])/[.E12]" office:value-type="float" office:value="0.000552819700396647" calcext:value-type="float">
            <text:p>0,000552819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826" calcext:value-type="float">
            <text:p>16826</text:p>
          </table:table-cell>
          <table:table-cell office:value-type="float" office:value="53.3047905" calcext:value-type="float">
            <text:p>53,3047905</text:p>
          </table:table-cell>
          <table:table-cell office:value-type="float" office:value="0.00000000006269296887" calcext:value-type="float">
            <text:p>6,27E-011</text:p>
          </table:table-cell>
          <table:table-cell office:value-type="float" office:value="1.360451698" calcext:value-type="float">
            <text:p>1,36045169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826" calcext:value-type="float">
            <text:p>16826</text:p>
          </table:table-cell>
          <table:table-cell office:value-type="float" office:value="52.89498138" calcext:value-type="float">
            <text:p>52,89498138</text:p>
          </table:table-cell>
          <table:table-cell office:value-type="float" office:value="0.00000000006266909214" calcext:value-type="float">
            <text:p>6,27E-011</text:p>
          </table:table-cell>
          <table:table-cell office:value-type="float" office:value="1.361097932" calcext:value-type="float">
            <text:p>1,361097932</text:p>
          </table:table-cell>
          <table:table-cell table:formula="of:=([.E15]-[.E14])/[.E14]" office:value-type="float" office:value="0.000475014291907604" calcext:value-type="float">
            <text:p>0,00047501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845" calcext:value-type="float">
            <text:p>16845</text:p>
          </table:table-cell>
          <table:table-cell office:value-type="float" office:value="52.91532516" calcext:value-type="float">
            <text:p>52,91532516</text:p>
          </table:table-cell>
          <table:table-cell office:value-type="float" office:value="0.0000000006685821896" calcext:value-type="float">
            <text:p>6,69E-010</text:p>
          </table:table-cell>
          <table:table-cell office:value-type="float" office:value="1.260341763" calcext:value-type="float">
            <text:p>1,26034176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845" calcext:value-type="float">
            <text:p>16845</text:p>
          </table:table-cell>
          <table:table-cell office:value-type="float" office:value="53.31833267" calcext:value-type="float">
            <text:p>53,31833267</text:p>
          </table:table-cell>
          <table:table-cell office:value-type="float" office:value="0.0000000006686864951" calcext:value-type="float">
            <text:p>6,69E-010</text:p>
          </table:table-cell>
          <table:table-cell office:value-type="float" office:value="1.260734439" calcext:value-type="float">
            <text:p>1,260734439</text:p>
          </table:table-cell>
          <table:table-cell table:formula="of:=([.E17]-[.E16])/[.E16]" office:value-type="float" office:value="0.000311563110521275" calcext:value-type="float">
            <text:p>0,00031156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882" calcext:value-type="float">
            <text:p>16882</text:p>
          </table:table-cell>
          <table:table-cell office:value-type="float" office:value="34.07800674" calcext:value-type="float">
            <text:p>34,07800674</text:p>
          </table:table-cell>
          <table:table-cell office:value-type="float" office:value="0.000000005196186592" calcext:value-type="float">
            <text:p>5,20E-009</text:p>
          </table:table-cell>
          <table:table-cell office:value-type="float" office:value="1.173042417" calcext:value-type="float">
            <text:p>1,17304241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882" calcext:value-type="float">
            <text:p>16882</text:p>
          </table:table-cell>
          <table:table-cell office:value-type="float" office:value="51.71821976" calcext:value-type="float">
            <text:p>51,71821976</text:p>
          </table:table-cell>
          <table:table-cell office:value-type="float" office:value="0.000000005193395047" calcext:value-type="float">
            <text:p>5,19E-009</text:p>
          </table:table-cell>
          <table:table-cell office:value-type="float" office:value="1.17429173" calcext:value-type="float">
            <text:p>1,17429173</text:p>
          </table:table-cell>
          <table:table-cell table:style-name="ce3" table:formula="of:=([.E19]-[.E18])/[.E18]" office:value-type="float" office:value="0.00106501945871236" calcext:value-type="float">
            <text:p>0,00106501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906" calcext:value-type="float">
            <text:p>16906</text:p>
          </table:table-cell>
          <table:table-cell office:value-type="float" office:value="51.45659637" calcext:value-type="float">
            <text:p>51,45659637</text:p>
          </table:table-cell>
          <table:table-cell office:value-type="float" office:value="0.000000007076879527" calcext:value-type="float">
            <text:p>7,08E-009</text:p>
          </table:table-cell>
          <table:table-cell office:value-type="float" office:value="1.100800157" calcext:value-type="float">
            <text:p>1,10080015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906" calcext:value-type="float">
            <text:p>16906</text:p>
          </table:table-cell>
          <table:table-cell office:value-type="float" office:value="54.76818466" calcext:value-type="float">
            <text:p>54,76818466</text:p>
          </table:table-cell>
          <table:table-cell office:value-type="float" office:value="0.000000006874850023" calcext:value-type="float">
            <text:p>6,87E-009</text:p>
          </table:table-cell>
          <table:table-cell office:value-type="float" office:value="1.10185051" calcext:value-type="float">
            <text:p>1,10185051</text:p>
          </table:table-cell>
          <table:table-cell table:style-name="ce3" table:formula="of:=([.E21]-[.E20])/[.E20]" office:value-type="float" office:value="0.000954172283970607" calcext:value-type="float">
            <text:p>0,000954172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917" calcext:value-type="float">
            <text:p>16917</text:p>
          </table:table-cell>
          <table:table-cell office:value-type="float" office:value="67.98205566" calcext:value-type="float">
            <text:p>67,98205566</text:p>
          </table:table-cell>
          <table:table-cell office:value-type="float" office:value="0.00000003082796241" calcext:value-type="float">
            <text:p>3,08E-008</text:p>
          </table:table-cell>
          <table:table-cell office:value-type="float" office:value="1.045177937" calcext:value-type="float">
            <text:p>1,04517793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63251169452787" calcext:value-type="float">
            <text:p>0,0026325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35:16.909087470</dc:date>
    <meta:document-statistic meta:table-count="1" meta:cell-count="121" meta:object-count="0"/>
    <meta:generator>LibreOffice/4.1.4.2$Linux_X86_64 LibreOffice_project/410m0$Build-2</meta:generator>
  </office:meta>
</office:document-meta>
</file>